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 Mono" svg:font-family="'WenQuanYi Micro Hei Mono'" style:font-pitch="variable"/>
    <style:font-face style:name="Liberation Serif" svg:font-family="'Liberation Serif'" style:font-family-generic="roman" style:font-pitch="variable"/>
    <style:font-face style:name="WenQuanYi Micro Hei Mono1" svg:font-family="'WenQuanYi Micro Hei Mono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WenQuanYi Micro Hei Mono" style:font-name-asian="WenQuanYi Micro Hei Mono"/>
    </style:style>
    <style:style style:name="P2" style:family="paragraph" style:parent-style-name="Text_20_body">
      <style:text-properties style:font-name="WenQuanYi Micro Hei Mono" officeooo:rsid="004131f0" officeooo:paragraph-rsid="004131f0" style:font-name-asian="WenQuanYi Micro Hei Mono"/>
    </style:style>
    <style:style style:name="P3" style:family="paragraph" style:parent-style-name="Text_20_body">
      <style:text-properties style:font-name="WenQuanYi Micro Hei Mono" officeooo:rsid="00342efc" officeooo:paragraph-rsid="00342efc" style:font-name-asian="WenQuanYi Micro Hei Mono"/>
    </style:style>
    <style:style style:name="P4" style:family="paragraph" style:parent-style-name="Text_20_body">
      <style:text-properties style:font-name="WenQuanYi Micro Hei Mono" officeooo:rsid="003757e0" officeooo:paragraph-rsid="0040a164" style:font-name-asian="WenQuanYi Micro Hei Mono"/>
    </style:style>
    <style:style style:name="P5" style:family="paragraph" style:parent-style-name="Text_20_body">
      <style:text-properties style:font-name="WenQuanYi Micro Hei Mono" officeooo:rsid="003757e0" officeooo:paragraph-rsid="00388717" style:font-name-asian="WenQuanYi Micro Hei Mono"/>
    </style:style>
    <style:style style:name="P6" style:family="paragraph" style:parent-style-name="Text_20_body">
      <style:text-properties style:font-name="WenQuanYi Micro Hei Mono" officeooo:rsid="003a32fe" officeooo:paragraph-rsid="004f76d6" style:font-name-asian="WenQuanYi Micro Hei Mono"/>
    </style:style>
    <style:style style:name="P7" style:family="paragraph" style:parent-style-name="Text_20_body">
      <style:text-properties style:font-name="WenQuanYi Micro Hei Mono" officeooo:rsid="003a32fe" officeooo:paragraph-rsid="003a32fe" style:font-name-asian="WenQuanYi Micro Hei Mono"/>
    </style:style>
    <style:style style:name="P8" style:family="paragraph" style:parent-style-name="Text_20_body">
      <style:text-properties style:font-name="WenQuanYi Micro Hei Mono" officeooo:rsid="0058c35a" officeooo:paragraph-rsid="005c539e" style:font-name-asian="WenQuanYi Micro Hei Mono"/>
    </style:style>
    <style:style style:name="P9" style:family="paragraph" style:parent-style-name="Text_20_body">
      <style:paragraph-properties fo:text-align="start" style:justify-single-word="false"/>
      <style:text-properties style:font-name="WenQuanYi Micro Hei Mono" officeooo:rsid="005c539e" officeooo:paragraph-rsid="006a24d2" style:font-name-asian="WenQuanYi Micro Hei Mono"/>
    </style:style>
    <style:style style:name="P10" style:family="paragraph" style:parent-style-name="Text_20_body">
      <style:paragraph-properties fo:text-align="start" style:justify-single-word="false"/>
      <style:text-properties style:font-name="WenQuanYi Micro Hei Mono" fo:font-size="10pt" officeooo:rsid="0058c35a" officeooo:paragraph-rsid="005c539e" style:font-name-asian="WenQuanYi Micro Hei Mono" style:font-size-asian="10pt" style:font-size-complex="10pt"/>
    </style:style>
    <style:style style:name="P11" style:family="paragraph" style:parent-style-name="Text_20_body">
      <style:text-properties officeooo:paragraph-rsid="0064d7ac"/>
    </style:style>
    <style:style style:name="P12" style:family="paragraph" style:parent-style-name="Text_20_body">
      <style:paragraph-properties fo:text-align="start" style:justify-single-word="false"/>
      <style:text-properties officeooo:paragraph-rsid="006a24d2"/>
    </style:style>
    <style:style style:name="P13" style:family="paragraph" style:parent-style-name="Text_20_body">
      <style:paragraph-properties fo:text-align="start" style:justify-single-word="false"/>
      <style:text-properties officeooo:rsid="00708c81" officeooo:paragraph-rsid="00708c81"/>
    </style:style>
    <style:style style:name="P14" style:family="paragraph" style:parent-style-name="Text_20_body">
      <style:paragraph-properties fo:text-align="start" style:justify-single-word="false"/>
      <style:text-properties fo:font-size="10pt" officeooo:rsid="00708c81" officeooo:paragraph-rsid="00708c81" style:font-size-asian="10pt" style:font-size-complex="10pt"/>
    </style:style>
    <style:style style:name="P15" style:family="paragraph" style:parent-style-name="Title">
      <style:text-properties style:font-name="WenQuanYi Micro Hei Mono" style:font-name-asian="WenQuanYi Micro Hei Mono"/>
    </style:style>
    <style:style style:name="P16" style:family="paragraph" style:parent-style-name="Heading_20_1">
      <style:text-properties style:font-name="WenQuanYi Micro Hei Mono" style:font-name-asian="WenQuanYi Micro Hei Mono"/>
    </style:style>
    <style:style style:name="T1" style:family="text">
      <style:text-properties officeooo:rsid="0029f508"/>
    </style:style>
    <style:style style:name="T2" style:family="text">
      <style:text-properties officeooo:rsid="002a6a77"/>
    </style:style>
    <style:style style:name="T3" style:family="text">
      <style:text-properties officeooo:rsid="00334905"/>
    </style:style>
    <style:style style:name="T4" style:family="text">
      <style:text-properties officeooo:rsid="00362855"/>
    </style:style>
    <style:style style:name="T5" style:family="text">
      <style:text-properties officeooo:rsid="00388717"/>
    </style:style>
    <style:style style:name="T6" style:family="text">
      <style:text-properties officeooo:rsid="003ddeff"/>
    </style:style>
    <style:style style:name="T7" style:family="text">
      <style:text-properties officeooo:rsid="003e54b3"/>
    </style:style>
    <style:style style:name="T8" style:family="text">
      <style:text-properties officeooo:rsid="0040a164"/>
    </style:style>
    <style:style style:name="T9" style:family="text">
      <style:text-properties officeooo:rsid="004369ae"/>
    </style:style>
    <style:style style:name="T10" style:family="text">
      <style:text-properties officeooo:rsid="00468298"/>
    </style:style>
    <style:style style:name="T11" style:family="text">
      <style:text-properties fo:font-size="10pt" fo:font-style="normal" fo:font-weight="bold" officeooo:rsid="00468298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officeooo:rsid="0054524f"/>
    </style:style>
    <style:style style:name="T13" style:family="text">
      <style:text-properties officeooo:rsid="0056482b"/>
    </style:style>
    <style:style style:name="T14" style:family="text">
      <style:text-properties officeooo:rsid="0056ef66"/>
    </style:style>
    <style:style style:name="T15" style:family="text">
      <style:text-properties style:font-name="WenQuanYi Micro Hei Mono" style:font-name-asian="WenQuanYi Micro Hei Mono"/>
    </style:style>
    <style:style style:name="T16" style:family="text">
      <style:text-properties style:font-name="WenQuanYi Micro Hei Mono" officeooo:rsid="004131f0" style:font-name-asian="WenQuanYi Micro Hei Mono"/>
    </style:style>
    <style:style style:name="T17" style:family="text">
      <style:text-properties style:font-name="WenQuanYi Micro Hei Mono" officeooo:rsid="00445b40" style:font-name-asian="WenQuanYi Micro Hei Mono"/>
    </style:style>
    <style:style style:name="T18" style:family="text">
      <style:text-properties style:font-name="WenQuanYi Micro Hei Mono" officeooo:rsid="003a32fe" style:font-name-asian="WenQuanYi Micro Hei Mono"/>
    </style:style>
    <style:style style:name="T19" style:family="text">
      <style:text-properties style:font-name="WenQuanYi Micro Hei Mono" officeooo:rsid="003757e0" style:font-name-asian="WenQuanYi Micro Hei Mono"/>
    </style:style>
    <style:style style:name="T20" style:family="text">
      <style:text-properties style:font-name="WenQuanYi Micro Hei Mono" officeooo:rsid="003a7a85" style:font-name-asian="WenQuanYi Micro Hei Mono"/>
    </style:style>
    <style:style style:name="T21" style:family="text">
      <style:text-properties style:font-name="WenQuanYi Micro Hei Mono" officeooo:rsid="0048cd9a" style:font-name-asian="WenQuanYi Micro Hei Mono"/>
    </style:style>
    <style:style style:name="T22" style:family="text">
      <style:text-properties style:font-name="WenQuanYi Micro Hei Mono" officeooo:rsid="0056482b" style:font-name-asian="WenQuanYi Micro Hei Mono"/>
    </style:style>
    <style:style style:name="T23" style:family="text">
      <style:text-properties style:font-name="WenQuanYi Micro Hei Mono" officeooo:rsid="006a0a4f" style:font-name-asian="WenQuanYi Micro Hei Mono"/>
    </style:style>
    <style:style style:name="T24" style:family="text">
      <style:text-properties style:font-name="WenQuanYi Micro Hei Mono" officeooo:rsid="006a24d2" style:font-name-asian="WenQuanYi Micro Hei Mono"/>
    </style:style>
    <style:style style:name="T25" style:family="text">
      <style:text-properties style:font-name="WenQuanYi Micro Hei Mono" officeooo:rsid="006b29fb" style:font-name-asian="WenQuanYi Micro Hei Mono"/>
    </style:style>
    <style:style style:name="T26" style:family="text">
      <style:text-properties style:font-name="WenQuanYi Micro Hei Mono" officeooo:rsid="006d0891" style:font-name-asian="WenQuanYi Micro Hei Mono"/>
    </style:style>
    <style:style style:name="T27" style:family="text">
      <style:text-properties style:font-name="WenQuanYi Micro Hei Mono" officeooo:rsid="006f3e9d" style:font-name-asian="WenQuanYi Micro Hei Mono"/>
    </style:style>
    <style:style style:name="T28" style:family="text">
      <style:text-properties style:font-name="WenQuanYi Micro Hei Mono" officeooo:rsid="00725d07" style:font-name-asian="WenQuanYi Micro Hei Mono"/>
    </style:style>
    <style:style style:name="T29" style:family="text">
      <style:text-properties style:font-name="WenQuanYi Micro Hei Mono" officeooo:rsid="00772f49" style:font-name-asian="WenQuanYi Micro Hei Mono"/>
    </style:style>
    <style:style style:name="T30" style:family="text">
      <style:text-properties style:font-name="WenQuanYi Micro Hei Mono" officeooo:rsid="00708c81" style:font-name-asian="WenQuanYi Micro Hei Mono"/>
    </style:style>
    <style:style style:name="T31" style:family="text">
      <style:text-properties style:font-name="WenQuanYi Micro Hei Mono" fo:font-style="normal" style:font-name-asian="WenQuanYi Micro Hei Mono" style:font-style-asian="normal" style:font-style-complex="normal"/>
    </style:style>
    <style:style style:name="T32" style:family="text">
      <style:text-properties style:font-name="WenQuanYi Micro Hei Mono" fo:font-style="normal" officeooo:rsid="004131f0" style:font-name-asian="WenQuanYi Micro Hei Mono" style:font-style-asian="normal" style:font-style-complex="normal"/>
    </style:style>
    <style:style style:name="T33" style:family="text">
      <style:text-properties officeooo:rsid="0059c335"/>
    </style:style>
    <style:style style:name="T34" style:family="text">
      <style:text-properties officeooo:rsid="005e4e6f"/>
    </style:style>
    <style:style style:name="T35" style:family="text">
      <style:text-properties officeooo:rsid="005f2db2"/>
    </style:style>
    <style:style style:name="T36" style:family="text">
      <style:text-properties officeooo:rsid="006086a5"/>
    </style:style>
    <style:style style:name="T37" style:family="text">
      <style:text-properties officeooo:rsid="00725d07" style:font-name-asian="WenQuanYi Micro Hei Mono"/>
    </style:style>
    <style:style style:name="T38" style:family="text">
      <style:text-properties fo:color="#000000" style:font-name="WenQuanYi Micro Hei Mono" fo:language="zxx" fo:country="none" officeooo:rsid="00708c81" style:font-name-asian="WenQuanYi Micro Hei Mono"/>
    </style:style>
    <style:style style:name="T39" style:family="text">
      <style:text-properties fo:color="#000000" style:font-name="WenQuanYi Micro Hei Mono" fo:language="zxx" fo:country="none" officeooo:rsid="007948a9" style:font-name-asian="WenQuanYi Micro Hei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系统启动过程概述</text:p>
      <text:h text:style-name="P16" text:outline-level="1">UEFI<text:span text:style-name="T3">(Firmware)</text:span></text:h>
      <text:p text:style-name="P2">开机后，主板供电，UEFI固件初始化硬件：处理器、内存、外围设备(Ethernet、SATA、显卡等)。外围设备可以有自己的固件<text:span text:style-name="T9">，以初始化自身(有时叫做Option ROM)。</text:span></text:p>
      <text:p text:style-name="Text_20_body"><text:span text:style-name="T16">外围设备初始化完成后，UEFI通过一个特殊的GUID</text:span><text:span text:style-name="T32"> </text:span><text:span text:style-name="Emphasis"><text:span text:style-name="T31">C12A7328</text:span></text:span><text:span text:style-name="T31">-</text:span><text:span text:style-name="Emphasis"><text:span text:style-name="T31">F81F</text:span></text:span><text:span text:style-name="T31">-</text:span><text:span text:style-name="Emphasis"><text:span text:style-name="T31">11D2</text:span></text:span><text:span text:style-name="T31">-</text:span><text:span text:style-name="Emphasis"><text:span text:style-name="T31">BA4B</text:span></text:span><text:span text:style-name="T31">-</text:span><text:span text:style-name="Emphasis"><text:span text:style-name="T31">00A0C93EC93B</text:span></text:span><text:span text:style-name="T16">来寻找ESP分区(</text:span><text:span text:style-name="T15">EFI System Partition</text:span><text:span text:style-name="T17">)，</text:span></text:p>
      <text:p text:style-name="P1">UEFI规范中定义了Boot Manager，它可以加载UEFI应用或驱动。Boot Manager读取NVRAM(非易失闪存)中的BootOrder变量，假设其第一个值为0006，接下来读取Boot0006，找到<text:span text:style-name="T1">EFI System Partition(ESP分区)上</text:span>对应的bootloader(efi应用)并启动<text:span text:style-name="T1">。</text:span>若没能找到，或加载失败，就尝试BootOrder中的下一个。</text:p>
      <text:p text:style-name="P1">以<text:span text:style-name="T10">Fedora为例，运行efibootmgr -v以查看相关变量：<text:line-break/></text:span><text:span text:style-name="T11">BootOrder: 0002,0000,000C<text:line-break/>Boot0002* Fedora<text:tab/>HD(1,GPT,d83b8a76-1051-4836-8d45-00071af607b9,0x800,0xfa000)/File(\EFI\fedora\shim.efi)</text:span></text:p>
      <text:p text:style-name="P1">如果BootOrder中的所有东西都失败了，UEFI固件会初始化所有外围设备<text:span text:style-name="T2">(</text:span>包括可移动设备<text:span text:style-name="T2">)，先从可移动设备（比如光驱、U盘）上寻找ESP分区，试图加载\EFI\BOOT\BOOTX64.EFI。如果可移动设备上没有，则从固定的设备（比如硬盘）上加载。这就是EFI的默认行为。</text:span></text:p>
      <text:h text:style-name="P16" text:outline-level="1">Secure Boot</text:h>
      <text:p text:style-name="P3">现在一些系统包含Secure Boot功能<text:span text:style-name="T7">：</text:span>将root CA嵌入到固件中，以便验证bootloader的签名是否正确<text:span text:style-name="T4">，从而防止病毒写入恶意的bootloader</text:span>。</text:p>
      <text:p text:style-name="P4">linux的应对方法是，令EFI加载签过名的shimx64.efi应用，再用shimx64.efi去加载grubx64.efi<text:span text:style-name="T8">，从而不必将</text:span>grubx64.efi签名<text:span text:style-name="T8">。</text:span></text:p>
      <text:p text:style-name="P5">使用<text:span text:style-name="T5">strings或hexdump工具可以看到</text:span>shimx64.efi中有grubx64.efi<text:span text:style-name="T5">。</text:span></text:p>
      <text:h text:style-name="P16" text:outline-level="1">Grub<text:span text:style-name="T6">2</text:span></text:h>
      <text:p text:style-name="P11"><text:span text:style-name="T19">shimx64.efi加载并运行</text:span><text:span text:style-name="T18">grubx64.efi，后者读取/boot/efi/EFI/fedora/grub.cfg。</text:span><text:span text:style-name="T20">grub.cfg中包含启动菜单、linux内核与init ram disk的位置、grub需要加载的模块等。</text:span><text:span text:style-name="T18">接下来</text:span><text:span text:style-name="T21">grub2要找到内核并执行它。</text:span></text:p>
      <text:h text:style-name="Heading_20_1" text:outline-level="1">Init ram disk</text:h>
      <text:p text:style-name="P6">通常为了避免内核镜像过大，编译内核时不会将所有驱动都编译进内核中，而是编译成内核模块，这样系统就可以只加载需要的模块，从而节约了内存。然而这又导致了新的问题，有些内核模块是加载根文件系统所必需的<text:span text:style-name="T12">(</text:span>例如文件系统模块、<text:span text:style-name="T14">SATA/SCSI驱动等)。这是一个先有鸡还是先有蛋的问题：没有这些模块，内核就无法挂载根文件系统；但不挂载根文件系统，内核又无法获取这些模块(一般在/lib/modules中)。</text:span></text:p>
      <text:p text:style-name="P7"><text:soft-page-break/>解决这个问题的方法是<text:span text:style-name="T13">：init ram disk(initrd)。initrd镜像是一个压缩文件(Fedora上为cpio压缩文件)，它包含启动所必需的内核模块、一些基本的特殊文件(例如/dev/null、/dev/stdin)等。grub2告诉内核initrd文件的位置，内核将initrd镜像挂载，并使用其中的模块和工具来挂载真正的根文件系统。</text:span></text:p>
      <text:p text:style-name="P8">新的问题<text:span text:style-name="T33">：</text:span>内核如何找到真正的<text:span text:style-name="T13">根文件系统？我们并不知道磁盘挂载的顺序，因此不能使用/dev/sda之类的名字。解决方法是传递根文件系统的UUID：</text:span></text:p>
      <text:p text:style-name="P10">linuxefi /boot/vmlinuz-<text:span text:style-name="T36">&lt;ver&gt;</text:span> root=UUID=8c26f7f4-33a4-407e-97b7-3570270b27b9 ro</text:p>
      <text:p text:style-name="P9">注意<text:span text:style-name="T35">：</text:span>ro表示一开始以只读模式挂载<text:span text:style-name="T13">根文件系统</text:span>，这样就可以安全地进行文件一致性检查<text:span text:style-name="T34">(fsck)</text:span>。</text:p>
      <text:h text:style-name="Heading_20_1" text:outline-level="1">Kernel</text:h>
      <text:p text:style-name="P12"><text:span text:style-name="T23">内核执行所有内核态任务</text:span><text:span text:style-name="T25">：</text:span><text:span text:style-name="T23">初始化硬件</text:span><text:span text:style-name="T24">(CPU、内存、PCI bus等)，挂载好真正的</text:span><text:span text:style-name="T22">根文件系统</text:span><text:span text:style-name="T24">，初始化所有内核子系统。这之后</text:span><text:span text:style-name="T25">，内核启动第一个用户态进程(PID为1)</text:span><text:span text:style-name="T26">，该进程在整个系统运行期间一直运行，它负责启动所有其他的</text:span><text:span text:style-name="T27">daemon等</text:span><text:span text:style-name="T26">。</text:span></text:p>
      <text:p text:style-name="P13"><text:span text:style-name="T26">k</text:span><text:span text:style-name="T15">ernel会按顺序从/sbin/init等多个位置寻找</text:span><text:span text:style-name="T29">init程序</text:span><text:span text:style-name="T15">，</text:span><text:span text:style-name="T28">详见内核代码init/main.c：</text:span></text:p>
      <text:p text:style-name="P14"><text:span text:style-name="T28"><text:s text:c="5"/></text:span><text:span text:style-name="_5f_OOoComputerKeyWord"><text:span text:style-name="T37">if</text:span></text:span><text:span text:style-name="T28"> </text:span><text:span text:style-name="_5f_OOoComputerSpecial"><text:span text:style-name="T37">(!</text:span></text:span><text:span text:style-name="_5f_OOoComputerKeyWord"><text:span text:style-name="T37">try</text:span></text:span><text:span text:style-name="_5f_OOoComputerIdent"><text:span text:style-name="T37">_to_run_init_process</text:span></text:span><text:span text:style-name="_5f_OOoComputerSpecial"><text:span text:style-name="T37">(</text:span></text:span><text:span text:style-name="_5f_OOoComputerLiteral"><text:span text:style-name="T37">"/sbin/init"</text:span></text:span><text:span text:style-name="_5f_OOoComputerSpecial"><text:span text:style-name="T37">)</text:span></text:span><text:span text:style-name="T28"> </text:span><text:span text:style-name="_5f_OOoComputerSpecial"><text:span text:style-name="T37">||</text:span></text:span><text:span text:style-name="T28"><text:line-break/></text:span> <text:s text:c="8"/><text:span text:style-name="_5f_OOoComputerSpecial">!</text:span><text:span text:style-name="_5f_OOoComputerKeyWord">try</text:span><text:span text:style-name="_5f_OOoComputerIdent">_to_run_init_process</text:span><text:span text:style-name="_5f_OOoComputerSpecial">(</text:span><text:span text:style-name="_5f_OOoComputerLiteral">"/etc/init"</text:span><text:span text:style-name="_5f_OOoComputerSpecial">)</text:span> <text:span text:style-name="_5f_OOoComputerSpecial">||</text:span><text:line-break/> <text:s text:c="8"/><text:span text:style-name="_5f_OOoComputerSpecial">!</text:span><text:span text:style-name="_5f_OOoComputerKeyWord">try</text:span><text:span text:style-name="_5f_OOoComputerIdent">_to_run_init_process</text:span><text:span text:style-name="_5f_OOoComputerSpecial">(</text:span><text:span text:style-name="_5f_OOoComputerLiteral">"/bin/init"</text:span><text:span text:style-name="_5f_OOoComputerSpecial">)</text:span> <text:span text:style-name="_5f_OOoComputerSpecial">||</text:span><text:line-break/> <text:s text:c="8"/><text:span text:style-name="_5f_OOoComputerSpecial">!</text:span><text:span text:style-name="_5f_OOoComputerKeyWord">try</text:span><text:span text:style-name="_5f_OOoComputerIdent">_to_run_init_process</text:span><text:span text:style-name="_5f_OOoComputerSpecial">(</text:span><text:span text:style-name="_5f_OOoComputerLiteral">"/bin/sh"</text:span><text:span text:style-name="_5f_OOoComputerSpecial">))</text:span><text:line-break/> <text:s text:c="8"/><text:span text:style-name="_5f_OOoComputerKeyWord">return</text:span> <text:span text:style-name="_5f_OOoComputerLiteral">0</text:span><text:span text:style-name="_5f_OOoComputerSpecial">;</text:span></text:p>
      <text:p text:style-name="Text_20_body"><text:span text:style-name="_5f_OOoComputerSpecial"><text:span text:style-name="T30">在Fedor</text:span></text:span><text:span text:style-name="_5f_OOoComputerSpecial"><text:span text:style-name="T38">a上/sbin/init是一个指向systemd的符号链接。</text:span></text:span></text:p>
      <text:h text:style-name="Heading_20_1" text:outline-level="1"><text:span text:style-name="_5f_OOoComputerSpecial">Init(systemd)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 Mono" svg:font-family="'WenQuanYi Micro Hei Mono'" style:font-pitch="variable"/>
    <style:font-face style:name="Liberation Serif" svg:font-family="'Liberation Serif'" style:font-family-generic="roman" style:font-pitch="variable"/>
    <style:font-face style:name="WenQuanYi Micro Hei Mono1" svg:font-family="'WenQuanYi Micro Hei Mono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WenQuanYi Micro Hei Mono" fo:font-family="'WenQuanYi Micro Hei Mono'" style:font-pitch="variable" officeooo:rsid="002d720b" style:font-name-asian="WenQuanYi Micro Hei Mono" style:font-family-asian="'WenQuanYi Micro Hei Mono'" style:font-pitch-asian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OOoComputerCode" style:family="text">
      <style:text-properties fo:color="#000000" style:font-name="WenQuanYi Micro Hei Mono1" fo:font-family="'WenQuanYi Micro Hei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20:48:11.427653257</meta:creation-date>
    <meta:generator>LibreOffice/5.4.3.2$Linux_X86_64 LibreOffice_project/40$Build-2</meta:generator>
    <dc:date>2017-11-28T14:29:28.175317614</dc:date>
    <meta:editing-duration>PT6H37M26S</meta:editing-duration>
    <meta:editing-cycles>84</meta:editing-cycles>
    <meta:document-statistic meta:table-count="0" meta:image-count="0" meta:object-count="0" meta:page-count="2" meta:paragraph-count="25" meta:word-count="1044" meta:character-count="2079" meta:non-whitespace-character-count="2002"/>
  </office:meta>
</office:document-meta>
</file>